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A000000297B8210AE8913AEF9.png" manifest:media-type="image/png"/>
  <manifest:file-entry manifest:full-path="Pictures/10000001000002CA00000029E8365F73FB3CC1E9.png" manifest:media-type="image/png"/>
  <manifest:file-entry manifest:full-path="Pictures/10000001000002CA0000002956071A4C76E431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f6100" officeooo:paragraph-rsid="001f6100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f6100" officeooo:paragraph-rsid="001f6100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f6100" officeooo:paragraph-rsid="0020894c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paragraph-rsid="001f6100"/>
    </style:style>
    <style:style style:name="P5" style:family="paragraph" style:parent-style-name="Standard">
      <style:paragraph-properties fo:text-align="start" style:justify-single-word="false"/>
      <style:text-properties fo:font-size="16pt" officeooo:rsid="0020894c" officeooo:paragraph-rsid="0020894c"/>
    </style:style>
    <style:style style:name="P6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paragraph-rsid="001f6100" fo:background-color="#1f1f1f"/>
    </style:style>
    <style:style style:name="P8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20894c" officeooo:paragraph-rsid="0020894c" fo:background-color="#1f1f1f"/>
    </style:style>
    <style:style style:name="T1" style:family="text">
      <style:text-properties fo:color="#dcdcaa" loext:opacity="100%"/>
    </style:style>
    <style:style style:name="T2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4" style:family="text">
      <style:text-properties fo:color="#cccccc" loext:opacity="100%" style:font-name="Droid Sans Mono" fo:font-size="10.5pt" fo:font-weight="normal" officeooo:rsid="001f6100" fo:background-color="#1f1f1f" loext:char-shading-value="0"/>
    </style:style>
    <style:style style:name="T5" style:family="text">
      <style:text-properties fo:color="#ce9178" loext:opacity="100%"/>
    </style:style>
    <style:style style:name="T6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7" style:family="text">
      <style:text-properties officeooo:rsid="001f6100" style:font-size-asian="14pt" style:font-size-complex="16pt"/>
    </style:style>
    <style:style style:name="T8" style:family="text">
      <style:text-properties officeooo:rsid="0020894c"/>
    </style:style>
    <style:style style:name="T9" style:family="text">
      <style:text-properties fo:color="#d4d4d4" loext:opacity="100%"/>
    </style:style>
    <style:style style:name="T10" style:family="text">
      <style:text-properties fo:color="#569cd6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</text:p>
      <text:p text:style-name="P2"/>
      <text:p text:style-name="P2">1)</text:p>
      <text:p text:style-name="P4"><text:span text:style-name="T7">i)To create a directory in your home directory having 2</text:span></text:p>
      <text:p text:style-name="P4"><text:span text:style-name="T7">subdirectories.</text:span></text:p>
      <text:p text:style-name="P4"/>
      <text:p text:style-name="P7"><text:span text:style-name="T1">mkdir</text:span> <text:span text:style-name="T5">/home/test</text:span> &amp;&amp; <text:span text:style-name="T1">mkdir</text:span> <text:span text:style-name="T5">/home/test/sub1</text:span> &amp;&amp; <text:span text:style-name="T1">mkdir</text:span> <text:span text:style-name="T5">/home/test/sub2</text:span></text:p>
      <text:p text:style-name="P4"/>
      <text:p text:style-name="P5">ii)In the first subdirectory, create 3 different files with different</text:p>
      <text:p text:style-name="P5">content in each of them.</text:p>
      <text:p text:style-name="P5"/>
      <text:p text:style-name="P8"><text:span text:style-name="T1">touch</text:span> <text:span text:style-name="T5">/home/test/sub1/f1.txt</text:span> &amp;&amp; <text:span text:style-name="T1">echo</text:span> <text:span text:style-name="T5">"test_content_1"</text:span> <text:span text:style-name="T9">&gt;</text:span> <text:span text:style-name="T5">/home/test/sub1/f1.txt</text:span></text:p>
      <text:p text:style-name="P6"><text:span text:style-name="T1">touch</text:span> <text:span text:style-name="T5">/home/test/sub1/f2.txt</text:span> &amp;&amp; <text:span text:style-name="T1">echo</text:span> <text:span text:style-name="T5">"test_content_2"</text:span> <text:span text:style-name="T9">&gt;</text:span> <text:span text:style-name="T5">/home/test/sub1/f2.txt</text:span></text:p>
      <text:p text:style-name="P6"><text:span text:style-name="T1">touch</text:span> <text:span text:style-name="T5">/home/test/sub1/f3.txt</text:span> &amp;&amp; <text:span text:style-name="T1">echo</text:span> <text:span text:style-name="T5">"test_content_3"</text:span> <text:span text:style-name="T9">&gt;</text:span> <text:span text:style-name="T5">/home/test/sub1/f3.txt</text:span></text:p>
      <text:p text:style-name="P5"/>
      <text:p text:style-name="P5">iii)Copy the first file from the first subdirectory to the second</text:p>
      <text:p text:style-name="P5">subdirectory.</text:p>
      <text:p text:style-name="P5"/>
      <text:p text:style-name="P8"><text:span text:style-name="T1">cp</text:span> <text:span text:style-name="T5">/home/test/sub1/f1.txt</text:span> <text:span text:style-name="T5">/home/test/sub2/f1.txt</text:span></text:p>
      <text:p text:style-name="P5"/>
      <text:p text:style-name="P5">iv)Create one more file in the second subdirectory, which has the</text:p>
      <text:p text:style-name="P5">output of the number of users and number of files.</text:p>
      <text:p text:style-name="P5"/>
      <text:p text:style-name="P8"><text:span text:style-name="T1">touch</text:span> <text:span text:style-name="T5">/home/test/sub2/f2.txt</text:span> &amp;&amp; <text:span text:style-name="T1">who</text:span> <text:span text:style-name="T9">|</text:span> <text:span text:style-name="T1">wc</text:span> <text:span text:style-name="T10">-l</text:span> <text:span text:style-name="T9">&gt;</text:span> <text:span text:style-name="T5">/home/test/sub2/f2.txt</text:span> &amp;&amp; <text:span text:style-name="T1">ls</text:span> <text:span text:style-name="T5">/home/test/sub2</text:span> <text:span text:style-name="T9">|</text:span> <text:span text:style-name="T1">wc</text:span> <text:span text:style-name="T10">-l</text:span> <text:span text:style-name="T9">&gt;&gt;</text:span> <text:span text:style-name="T5">/home/test/sub2/f2.txt</text:span></text:p>
      <text:p text:style-name="P5"/>
      <text:p text:style-name="P5">v)To list all the files which starts with either a or A.</text:p>
      <text:p text:style-name="P5"/>
      <text:p text:style-name="P8"><text:span text:style-name="T1">ls</text:span> <text:span text:style-name="T9">|</text:span> <text:span text:style-name="T1">grep</text:span> <text:span text:style-name="T10">-E</text:span> <text:span text:style-name="T5">"a|A"</text:span></text:p>
      <text:p text:style-name="P5"/>
      <text:p text:style-name="P5">vi)To count the number of files in the current directory.</text:p>
      <text:p text:style-name="P5"/>
      <text:p text:style-name="P8"><text:span text:style-name="T1">ls</text:span> <text:span text:style-name="T10">-l</text:span> <text:span text:style-name="T9">|</text:span> <text:span text:style-name="T1">grep</text:span> <text:span text:style-name="T5">"^-"</text:span> <text:span text:style-name="T9">|</text:span> <text:span text:style-name="T1">wc</text:span> <text:span text:style-name="T10">-l</text:span></text:p>
      <text:p text:style-name="P5"/>
      <text:p text:style-name="P5">vii)Display the output if the compilation of a program succeeds.</text:p>
      <text:p text:style-name="P5"/>
      <text:p text:style-name="P8"><text:span text:style-name="T1">cc</text:span> <text:span text:style-name="T5">test.c</text:span> &amp;&amp; <text:span text:style-name="T1">echo</text:span> <text:span text:style-name="T5">"success"</text:span></text:p>
      <text:p text:style-name="P5"/>
      <text:p text:style-name="P5">viii)Count the number of lines in an input file.</text:p>
      <text:p text:style-name="P5"/>
      <text:p text:style-name="P8"><text:span text:style-name="T1">cat</text:span> <text:span text:style-name="T5">q.sh</text:span> <text:span text:style-name="T9">|</text:span> <text:span text:style-name="T1">wc</text:span> <text:span text:style-name="T10">-l</text:span></text:p>
      <text:p text:style-name="P5"/>
      <text:p text:style-name="P5"/>
      <text:p text:style-name="P5"><text:soft-page-break/>2)</text:p>
      <text:p text:style-name="P5">i)date</text:p>
      <text:p text:style-name="P3"/>
      <text:p text:style-name="P2"><draw:frame draw:style-name="fr1" draw:name="Image1" text:anchor-type="char" svg:width="17cm" svg:height="0.975cm" draw:z-index="0"><draw:image xlink:href="Pictures/10000001000002CA0000002956071A4C76E43158.png" xlink:type="simple" xlink:show="embed" xlink:actuate="onLoad" draw:mime-type="image/png"/></draw:frame><text:line-break/><text:span text:style-name="T8">ii)ls</text:span></text:p>
      <text:p text:style-name="P2"/>
      <text:p text:style-name="P2"><draw:frame draw:style-name="fr1" draw:name="Image2" text:anchor-type="char" svg:width="17cm" svg:height="0.975cm" draw:z-index="1"><draw:image xlink:href="Pictures/10000001000002CA00000029E8365F73FB3CC1E9.png" xlink:type="simple" xlink:show="embed" xlink:actuate="onLoad" draw:mime-type="image/png"/></draw:frame><text:line-break/><text:span text:style-name="T8">iii)pwd</text:span></text:p>
      <text:p text:style-name="P2"/>
      <text:p text:style-name="P2"><draw:frame draw:style-name="fr1" draw:name="Image3" text:anchor-type="char" svg:width="17cm" svg:height="0.975cm" draw:z-index="2"><draw:image xlink:href="Pictures/10000001000002CA000000297B8210AE8913AE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0:15:28.315979778</meta:creation-date>
    <dc:date>2023-12-23T10:24:55.521218791</dc:date>
    <meta:editing-duration>PT9M28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28" meta:word-count="179" meta:character-count="1168" meta:non-whitespace-character-count="1015"/>
  </office:meta>
</office:document-meta>
</file>